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.298in" svg:height="5.3126in" svg:x="5.3768in" svg:y="0.0417in">
            <draw:object draw:notify-on-update-of-ranges="Sheet1.A2:Sheet1.A11 Sheet1.B1:Sheet1.B1 Sheet1.B2:Sheet1.B11 Sheet1.A2:Sheet1.A11 Sheet1.C1:Sheet1.C1 Sheet1.C2:Sheet1.C11 Sheet1.A2:Sheet1.A11 Sheet1.D1:Sheet1.D1 Sheet1.D2:Sheet1.D11 Sheet1.A2:Sheet1.A11 Sheet1.E1:Sheet1.E1 Sheet1.E2:Sheet1.E11 Sheet1.A2:Sheet1.A11 Sheet1.F1:Sheet1.F1 Sheet1.F2:Sheet1.F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4.5906in" svg:x="11.7831in" svg:y="0.1256in">
            <draw:object draw:notify-on-update-of-ranges="Sheet1.A14:Sheet1.A18 Sheet1.B13:Sheet1.B13 Sheet1.B14:Sheet1.B18 Sheet1.A14:Sheet1.A18 Sheet1.C13:Sheet1.C13 Sheet1.C14:Sheet1.C18 Sheet1.A14:Sheet1.A18 Sheet1.D13:Sheet1.D13 Sheet1.D14:Sheet1.D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4in" svg:height="4.476in" svg:x="11.7504in" svg:y="4.9043in">
            <draw:object draw:notify-on-update-of-ranges="Sheet1.A21:Sheet1.A30 Sheet1.B20:Sheet1.B20 Sheet1.B21:Sheet1.B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Density-I</text:p>
          </table:table-cell>
          <table:table-cell office:value-type="string" calcext:value-type="string">
            <text:p>Refcount</text:p>
          </table:table-cell>
          <table:table-cell office:value-type="string" calcext:value-type="string">
            <text:p>HashOffse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3422" calcext:value-type="float">
            <text:p>0.93422</text:p>
          </table:table-cell>
          <table:table-cell office:value-type="float" office:value="0.91425" calcext:value-type="float">
            <text:p>0.91425</text:p>
          </table:table-cell>
          <table:table-cell office:value-type="float" office:value="8.12152" calcext:value-type="float">
            <text:p>8.12152</text:p>
          </table:table-cell>
          <table:table-cell office:value-type="float" office:value="1.12558" calcext:value-type="float">
            <text:p>1.12558</text:p>
          </table:table-cell>
          <table:table-cell office:value-type="float" office:value="0.82765" calcext:value-type="float">
            <text:p>0.827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496" calcext:value-type="float">
            <text:p>1.99496</text:p>
          </table:table-cell>
          <table:table-cell office:value-type="float" office:value="1.97721" calcext:value-type="float">
            <text:p>1.97721</text:p>
          </table:table-cell>
          <table:table-cell office:value-type="float" office:value="26.02229" calcext:value-type="float">
            <text:p>26.02229</text:p>
          </table:table-cell>
          <table:table-cell office:value-type="float" office:value="2.40743" calcext:value-type="float">
            <text:p>2.40743</text:p>
          </table:table-cell>
          <table:table-cell office:value-type="float" office:value="1.59073" calcext:value-type="float">
            <text:p>1.590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25063" calcext:value-type="float">
            <text:p>3.25063</text:p>
          </table:table-cell>
          <table:table-cell office:value-type="float" office:value="3.24005" calcext:value-type="float">
            <text:p>3.24005</text:p>
          </table:table-cell>
          <table:table-cell/>
          <table:table-cell office:value-type="float" office:value="3.74845" calcext:value-type="float">
            <text:p>3.74845</text:p>
          </table:table-cell>
          <table:table-cell office:value-type="float" office:value="2.38854" calcext:value-type="float">
            <text:p>2.388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56946" calcext:value-type="float">
            <text:p>4.56946</text:p>
          </table:table-cell>
          <table:table-cell office:value-type="float" office:value="4.561" calcext:value-type="float">
            <text:p>4.561</text:p>
          </table:table-cell>
          <table:table-cell/>
          <table:table-cell office:value-type="float" office:value="4.97608" calcext:value-type="float">
            <text:p>4.97608</text:p>
          </table:table-cell>
          <table:table-cell office:value-type="float" office:value="3.25865" calcext:value-type="float">
            <text:p>3.258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85106" calcext:value-type="float">
            <text:p>5.85106</text:p>
          </table:table-cell>
          <table:table-cell office:value-type="float" office:value="5.86915" calcext:value-type="float">
            <text:p>5.86915</text:p>
          </table:table-cell>
          <table:table-cell/>
          <table:table-cell office:value-type="float" office:value="6.37268" calcext:value-type="float">
            <text:p>6.37268</text:p>
          </table:table-cell>
          <table:table-cell office:value-type="float" office:value="4.10315" calcext:value-type="float">
            <text:p>4.103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18967" calcext:value-type="float">
            <text:p>7.18967</text:p>
          </table:table-cell>
          <table:table-cell office:value-type="float" office:value="7.22505" calcext:value-type="float">
            <text:p>7.22505</text:p>
          </table:table-cell>
          <table:table-cell/>
          <table:table-cell office:value-type="float" office:value="7.59643" calcext:value-type="float">
            <text:p>7.59643</text:p>
          </table:table-cell>
          <table:table-cell office:value-type="float" office:value="4.89208" calcext:value-type="float">
            <text:p>4.892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58002" calcext:value-type="float">
            <text:p>8.58002</text:p>
          </table:table-cell>
          <table:table-cell office:value-type="float" office:value="8.60696" calcext:value-type="float">
            <text:p>8.60696</text:p>
          </table:table-cell>
          <table:table-cell/>
          <table:table-cell office:value-type="float" office:value="8.88157" calcext:value-type="float">
            <text:p>8.88157</text:p>
          </table:table-cell>
          <table:table-cell office:value-type="float" office:value="5.84507" calcext:value-type="float">
            <text:p>5.845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90246" calcext:value-type="float">
            <text:p>9.90246</text:p>
          </table:table-cell>
          <table:table-cell office:value-type="float" office:value="9.97095" calcext:value-type="float">
            <text:p>9.97095</text:p>
          </table:table-cell>
          <table:table-cell/>
          <table:table-cell office:value-type="float" office:value="10.19226" calcext:value-type="float">
            <text:p>10.19226</text:p>
          </table:table-cell>
          <table:table-cell office:value-type="float" office:value="6.78687" calcext:value-type="float">
            <text:p>6.786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.12789" calcext:value-type="float">
            <text:p>11.12789</text:p>
          </table:table-cell>
          <table:table-cell office:value-type="float" office:value="11.4295" calcext:value-type="float">
            <text:p>11.4295</text:p>
          </table:table-cell>
          <table:table-cell/>
          <table:table-cell office:value-type="float" office:value="11.54413" calcext:value-type="float">
            <text:p>11.54413</text:p>
          </table:table-cell>
          <table:table-cell office:value-type="float" office:value="7.52075" calcext:value-type="float">
            <text:p>7.520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27645" calcext:value-type="float">
            <text:p>12.27645</text:p>
          </table:table-cell>
          <table:table-cell office:value-type="float" office:value="12.67843" calcext:value-type="float">
            <text:p>12.67843</text:p>
          </table:table-cell>
          <table:table-cell/>
          <table:table-cell office:value-type="float" office:value="13.01984" calcext:value-type="float">
            <text:p>13.01984</text:p>
          </table:table-cell>
          <table:table-cell office:value-type="float" office:value="8.20436" calcext:value-type="float">
            <text:p>8.204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fcount-2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ensity-I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13125" calcext:value-type="float">
            <text:p>4.13125</text:p>
          </table:table-cell>
          <table:table-cell office:value-type="float" office:value="11.85883" calcext:value-type="float">
            <text:p>11.85883</text:p>
          </table:table-cell>
          <table:table-cell office:value-type="float" office:value="8.12152" calcext:value-type="float">
            <text:p>8.1215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.85262" calcext:value-type="float">
            <text:p>22.85262</text:p>
          </table:table-cell>
          <table:table-cell office:value-type="float" office:value="72.78056" calcext:value-type="float">
            <text:p>72.78056</text:p>
          </table:table-cell>
          <table:table-cell office:value-type="float" office:value="26.02229" calcext:value-type="float">
            <text:p>26.0222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8.79111" calcext:value-type="float">
            <text:p>58.79111</text:p>
          </table:table-cell>
          <table:table-cell office:value-type="float" office:value="191.26268" calcext:value-type="float">
            <text:p>191.26268</text:p>
          </table:table-cell>
          <table:table-cell office:value-type="float" office:value="35.81225" calcext:value-type="float">
            <text:p>35.8122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2.25975" calcext:value-type="float">
            <text:p>112.25975</text:p>
          </table:table-cell>
          <table:table-cell office:value-type="float" office:value="369.96469" calcext:value-type="float">
            <text:p>369.96469</text:p>
          </table:table-cell>
          <table:table-cell office:value-type="float" office:value="46.00489" calcext:value-type="float">
            <text:p>46.0048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1.40879" calcext:value-type="float">
            <text:p>181.40879</text:p>
          </table:table-cell>
          <table:table-cell office:value-type="float" office:value="630.39593" calcext:value-type="float">
            <text:p>630.39593</text:p>
          </table:table-cell>
          <table:table-cell office:value-type="float" office:value="65.64313" calcext:value-type="float">
            <text:p>65.6431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ensity&gt;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88" calcext:value-type="float">
            <text:p>0.758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278" calcext:value-type="float">
            <text:p>3.727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9938" calcext:value-type="float">
            <text:p>11.993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834" calcext:value-type="float">
            <text:p>28.83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.5034" calcext:value-type="float">
            <text:p>56.503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.8244" calcext:value-type="float">
            <text:p>97.824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.7582" calcext:value-type="float">
            <text:p>150.758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3.1324" calcext:value-type="float">
            <text:p>223.132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8.8024" calcext:value-type="float">
            <text:p>318.802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9.1914" calcext:value-type="float">
            <text:p>449.19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1:40:34.081229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23:20:10.760277419</meta:creation-date>
    <dc:date>2016-05-19T11:48:54.957518209</dc:date>
    <meta:editing-duration>PT9M8S</meta:editing-duration>
    <meta:editing-cycles>3</meta:editing-cycles>
    <meta:generator>LibreOffice/4.2.8.2$Linux_X86_64 LibreOffice_project/420m0$Build-2</meta:generator>
    <meta:document-statistic meta:table-count="1" meta:cell-count="1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13.495cm" xlink:href=".." xlink:type="simple" chart:class="chart:scatter" chart:style-name="ch1">
        <chart:title svg:x="7.651cm" svg:y="0.405cm" chart:style-name="ch2">
          <text:p>E5</text:p>
        </chart:title>
        <chart:subtitle svg:x="6.698cm" svg:y="1.479cm" chart:style-name="ch3">
          <text:p>Sort policies A</text:p>
        </chart:subtitle>
        <chart:legend chart:legend-position="end" svg:x="12.934cm" svg:y="5.452cm" style:legend-expansion="high" chart:style-name="ch4"/>
        <chart:plot-area chart:style-name="ch5" table:cell-range-address="Sheet1.A2:Sheet1.F11 Sheet1.B1:Sheet1.F1" chart:data-source-has-labels="row" svg:x="1.33cm" svg:y="2.457cm" svg:width="11.285cm" svg:height="9.788cm">
          <chartooo:coordinate-region svg:x="1.951cm" svg:y="2.656cm" svg:width="10.292cm" svg:height="8.942cm"/>
          <chart:axis chart:dimension="x" chart:name="primary-x" chart:style-name="ch6">
            <chart:title svg:x="6.346cm" svg:y="12.514cm" chart:style-name="ch7">
              <text:p>Set size</text:p>
            </chart:title>
          </chart:axis>
          <chart:axis chart:dimension="y" chart:name="primary-y" chart:style-name="ch6">
            <chart:title svg:x="0.451cm" svg:y="7.792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data-point chart:repeated="10"/>
          </chart:series>
          <chart:series chart:style-name="ch12" chart:values-cell-range-address="Sheet1.D2:Sheet1.D11" chart:label-cell-address="Sheet1.D1:Sheet1.D1" chart:class="chart:scatter">
            <chart:data-point chart:repeated="10"/>
          </chart:series>
          <chart:series chart:style-name="ch13" chart:values-cell-range-address="Sheet1.E2:Sheet1.E11" chart:label-cell-address="Sheet1.E1:Sheet1.E1" chart:class="chart:scatter">
            <chart:data-point chart:repeated="10"/>
          </chart:series>
          <chart:series chart:style-name="ch14" chart:values-cell-range-address="Sheet1.F2:Sheet1.F11" chart:label-cell-address="Sheet1.F1:Sheet1.F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ze</text:p>
                <draw:g>
                  <svg:desc>Sheet1.B1:Sheet1.B1</svg:desc>
                </draw:g>
              </table:table-cell>
              <table:table-cell office:value-type="string">
                <text:p>Offset</text:p>
                <draw:g>
                  <svg:desc>Sheet1.C1:Sheet1.C1</svg:desc>
                </draw:g>
              </table:table-cell>
              <table:table-cell office:value-type="string">
                <text:p>Density-I</text:p>
                <draw:g>
                  <svg:desc>Sheet1.D1:Sheet1.D1</svg:desc>
                </draw:g>
              </table:table-cell>
              <table:table-cell office:value-type="string">
                <text:p>Refcount</text:p>
                <draw:g>
                  <svg:desc>Sheet1.E1:Sheet1.E1</svg:desc>
                </draw:g>
              </table:table-cell>
              <table:table-cell office:value-type="string">
                <text:p>HashOffse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0.93422">
                <text:p>0.93422</text:p>
                <draw:g>
                  <svg:desc>Sheet1.B2:Sheet1.B11</svg:desc>
                </draw:g>
              </table:table-cell>
              <table:table-cell office:value-type="float" office:value="0.91425">
                <text:p>0.91425</text:p>
                <draw:g>
                  <svg:desc>Sheet1.C2:Sheet1.C11</svg:desc>
                </draw:g>
              </table:table-cell>
              <table:table-cell office:value-type="float" office:value="8.12152">
                <text:p>8.12152</text:p>
                <draw:g>
                  <svg:desc>Sheet1.D2:Sheet1.D11</svg:desc>
                </draw:g>
              </table:table-cell>
              <table:table-cell office:value-type="float" office:value="1.12558">
                <text:p>1.12558</text:p>
                <draw:g>
                  <svg:desc>Sheet1.E2:Sheet1.E11</svg:desc>
                </draw:g>
              </table:table-cell>
              <table:table-cell office:value-type="float" office:value="0.82765">
                <text:p>0.82765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99496">
                <text:p>1.99496</text:p>
              </table:table-cell>
              <table:table-cell office:value-type="float" office:value="1.97721">
                <text:p>1.97721</text:p>
              </table:table-cell>
              <table:table-cell office:value-type="float" office:value="26.02229">
                <text:p>26.02229</text:p>
              </table:table-cell>
              <table:table-cell office:value-type="float" office:value="2.40743">
                <text:p>2.40743</text:p>
              </table:table-cell>
              <table:table-cell office:value-type="float" office:value="1.59073">
                <text:p>1.59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.25063">
                <text:p>3.25063</text:p>
              </table:table-cell>
              <table:table-cell office:value-type="float" office:value="3.24005">
                <text:p>3.24005</text:p>
              </table:table-cell>
              <table:table-cell office:value-type="float" office:value="NaN">
                <text:p>NaN</text:p>
              </table:table-cell>
              <table:table-cell office:value-type="float" office:value="3.74845">
                <text:p>3.74845</text:p>
              </table:table-cell>
              <table:table-cell office:value-type="float" office:value="2.38854">
                <text:p>2.38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.56946">
                <text:p>4.56946</text:p>
              </table:table-cell>
              <table:table-cell office:value-type="float" office:value="4.561">
                <text:p>4.561</text:p>
              </table:table-cell>
              <table:table-cell office:value-type="float" office:value="NaN">
                <text:p>NaN</text:p>
              </table:table-cell>
              <table:table-cell office:value-type="float" office:value="4.97608">
                <text:p>4.97608</text:p>
              </table:table-cell>
              <table:table-cell office:value-type="float" office:value="3.25865">
                <text:p>3.25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.85106">
                <text:p>5.85106</text:p>
              </table:table-cell>
              <table:table-cell office:value-type="float" office:value="5.86915">
                <text:p>5.86915</text:p>
              </table:table-cell>
              <table:table-cell office:value-type="float" office:value="NaN">
                <text:p>NaN</text:p>
              </table:table-cell>
              <table:table-cell office:value-type="float" office:value="6.37268">
                <text:p>6.37268</text:p>
              </table:table-cell>
              <table:table-cell office:value-type="float" office:value="4.10315">
                <text:p>4.10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7.18967">
                <text:p>7.18967</text:p>
              </table:table-cell>
              <table:table-cell office:value-type="float" office:value="7.22505">
                <text:p>7.22505</text:p>
              </table:table-cell>
              <table:table-cell office:value-type="float" office:value="NaN">
                <text:p>NaN</text:p>
              </table:table-cell>
              <table:table-cell office:value-type="float" office:value="7.59643">
                <text:p>7.59643</text:p>
              </table:table-cell>
              <table:table-cell office:value-type="float" office:value="4.89208">
                <text:p>4.89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8.58002">
                <text:p>8.58002</text:p>
              </table:table-cell>
              <table:table-cell office:value-type="float" office:value="8.60696">
                <text:p>8.60696</text:p>
              </table:table-cell>
              <table:table-cell office:value-type="float" office:value="NaN">
                <text:p>NaN</text:p>
              </table:table-cell>
              <table:table-cell office:value-type="float" office:value="8.88157">
                <text:p>8.88157</text:p>
              </table:table-cell>
              <table:table-cell office:value-type="float" office:value="5.84507">
                <text:p>5.84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9.90246">
                <text:p>9.90246</text:p>
              </table:table-cell>
              <table:table-cell office:value-type="float" office:value="9.97095">
                <text:p>9.97095</text:p>
              </table:table-cell>
              <table:table-cell office:value-type="float" office:value="NaN">
                <text:p>NaN</text:p>
              </table:table-cell>
              <table:table-cell office:value-type="float" office:value="10.19226">
                <text:p>10.19226</text:p>
              </table:table-cell>
              <table:table-cell office:value-type="float" office:value="6.78687">
                <text:p>6.78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1.12789">
                <text:p>11.12789</text:p>
              </table:table-cell>
              <table:table-cell office:value-type="float" office:value="11.4295">
                <text:p>11.4295</text:p>
              </table:table-cell>
              <table:table-cell office:value-type="float" office:value="NaN">
                <text:p>NaN</text:p>
              </table:table-cell>
              <table:table-cell office:value-type="float" office:value="11.54413">
                <text:p>11.54413</text:p>
              </table:table-cell>
              <table:table-cell office:value-type="float" office:value="7.52075">
                <text:p>7.52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2.27645">
                <text:p>12.27645</text:p>
              </table:table-cell>
              <table:table-cell office:value-type="float" office:value="12.67843">
                <text:p>12.67843</text:p>
              </table:table-cell>
              <table:table-cell office:value-type="float" office:value="NaN">
                <text:p>NaN</text:p>
              </table:table-cell>
              <table:table-cell office:value-type="float" office:value="13.01984">
                <text:p>13.01984</text:p>
              </table:table-cell>
              <table:table-cell office:value-type="float" office:value="8.20436">
                <text:p>8.20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1.661cm" xlink:href=".." xlink:type="simple" chart:class="chart:scatter" chart:style-name="ch1">
        <chart:title svg:x="7.651cm" svg:y="0.369cm" chart:style-name="ch2">
          <text:p>E5</text:p>
        </chart:title>
        <chart:subtitle svg:x="6.646cm" svg:y="1.407cm" chart:style-name="ch3">
          <text:p>Sort pollicies B</text:p>
        </chart:subtitle>
        <chart:legend chart:legend-position="end" svg:x="12.987cm" svg:y="5.033cm" style:legend-expansion="high" chart:style-name="ch4"/>
        <chart:plot-area chart:style-name="ch5" table:cell-range-address="Sheet1.A14:Sheet1.D18 Sheet1.B13:Sheet1.D13" chart:data-source-has-labels="row" svg:x="1.33cm" svg:y="2.349cm" svg:width="11.338cm" svg:height="8.098cm">
          <chartooo:coordinate-region svg:x="2.137cm" svg:y="2.548cm" svg:width="10.252cm" svg:height="7.252cm"/>
          <chart:axis chart:dimension="x" chart:name="primary-x" chart:style-name="ch6">
            <chart:title svg:x="6.373cm" svg:y="10.68cm" chart:style-name="ch7">
              <text:p>Set size</text:p>
            </chart:title>
          </chart:axis>
          <chart:axis chart:dimension="y" chart:name="primary-y" chart:style-name="ch6">
            <chart:title svg:x="0.451cm" svg:y="6.839cm" chart:style-name="ch8">
              <text:p>msec</text:p>
            </chart:title>
            <chart:grid chart:style-name="ch9" chart:class="major"/>
          </chart:axis>
          <chart:series chart:style-name="ch10" chart:values-cell-range-address="Sheet1.B14:Sheet1.B18" chart:label-cell-address="Sheet1.B13:Sheet1.B13" chart:class="chart:scatter">
            <chart:domain table:cell-range-address="Sheet1.A14:Sheet1.A18"/>
            <chart:data-point chart:repeated="5"/>
          </chart:series>
          <chart:series chart:style-name="ch11" chart:values-cell-range-address="Sheet1.C14:Sheet1.C18" chart:label-cell-address="Sheet1.C13:Sheet1.C13" chart:class="chart:scatter">
            <chart:data-point chart:repeated="5"/>
          </chart:series>
          <chart:series chart:style-name="ch12" chart:values-cell-range-address="Sheet1.D14:Sheet1.D18" chart:label-cell-address="Sheet1.D13:Sheet1.D1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count-2</text:p>
                <draw:g>
                  <svg:desc>Sheet1.B13:Sheet1.B13</svg:desc>
                </draw:g>
              </table:table-cell>
              <table:table-cell office:value-type="string">
                <text:p>Weight</text:p>
                <draw:g>
                  <svg:desc>Sheet1.C13:Sheet1.C13</svg:desc>
                </draw:g>
              </table:table-cell>
              <table:table-cell office:value-type="string">
                <text:p>Density-I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4:Sheet1.A18</svg:desc>
                </draw:g>
              </table:table-cell>
              <table:table-cell office:value-type="float" office:value="4.13125">
                <text:p>4.13125</text:p>
                <draw:g>
                  <svg:desc>Sheet1.B14:Sheet1.B18</svg:desc>
                </draw:g>
              </table:table-cell>
              <table:table-cell office:value-type="float" office:value="11.85883">
                <text:p>11.85883</text:p>
                <draw:g>
                  <svg:desc>Sheet1.C14:Sheet1.C18</svg:desc>
                </draw:g>
              </table:table-cell>
              <table:table-cell office:value-type="float" office:value="8.12152">
                <text:p>8.12152</text:p>
                <draw:g>
                  <svg:desc>Sheet1.D14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2.85262">
                <text:p>22.85262</text:p>
              </table:table-cell>
              <table:table-cell office:value-type="float" office:value="72.78056">
                <text:p>72.78056</text:p>
              </table:table-cell>
              <table:table-cell office:value-type="float" office:value="26.02229">
                <text:p>26.02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8.79111">
                <text:p>58.79111</text:p>
              </table:table-cell>
              <table:table-cell office:value-type="float" office:value="191.26268">
                <text:p>191.26268</text:p>
              </table:table-cell>
              <table:table-cell office:value-type="float" office:value="35.81225">
                <text:p>35.81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12.25975">
                <text:p>112.25975</text:p>
              </table:table-cell>
              <table:table-cell office:value-type="float" office:value="369.96469">
                <text:p>369.96469</text:p>
              </table:table-cell>
              <table:table-cell office:value-type="float" office:value="46.00489">
                <text:p>46.00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81.40879">
                <text:p>181.40879</text:p>
              </table:table-cell>
              <table:table-cell office:value-type="float" office:value="630.39593">
                <text:p>630.39593</text:p>
              </table:table-cell>
              <table:table-cell office:value-type="float" office:value="65.64313">
                <text:p>65.64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11.37cm" xlink:href=".." xlink:type="simple" chart:class="chart:scatter" chart:style-name="ch1">
        <chart:title svg:x="7.651cm" svg:y="0.363cm" chart:style-name="ch2">
          <text:p>E5</text:p>
        </chart:title>
        <chart:subtitle svg:x="6.632cm" svg:y="1.395cm" chart:style-name="ch3">
          <text:p>Sort pollicies C</text:p>
        </chart:subtitle>
        <chart:legend chart:legend-position="end" svg:x="13.094cm" svg:y="5.386cm" style:legend-expansion="high" chart:style-name="ch4"/>
        <chart:plot-area chart:style-name="ch5" table:cell-range-address="Sheet1.A21:Sheet1.B30 Sheet1.B20:Sheet1.B20" chart:data-source-has-labels="row" svg:x="1.33cm" svg:y="2.331cm" svg:width="11.445cm" svg:height="7.831cm">
          <chartooo:coordinate-region svg:x="2.137cm" svg:y="2.53cm" svg:width="10.452cm" svg:height="6.985cm"/>
          <chart:axis chart:dimension="x" chart:name="primary-x" chart:style-name="ch6">
            <chart:title svg:x="6.426cm" svg:y="10.389cm" chart:style-name="ch7">
              <text:p>Set size</text:p>
            </chart:title>
          </chart:axis>
          <chart:axis chart:dimension="y" chart:name="primary-y" chart:style-name="ch6">
            <chart:title svg:x="0.451cm" svg:y="6.687cm" chart:style-name="ch8">
              <text:p>msec</text:p>
            </chart:title>
            <chart:grid chart:style-name="ch9" chart:class="major"/>
          </chart:axis>
          <chart:series chart:style-name="ch10" chart:values-cell-range-address="Sheet1.B21:Sheet1.B30" chart:label-cell-address="Sheet1.B20:Sheet1.B20" chart:class="chart:scatter">
            <chart:domain table:cell-range-address="Sheet1.A21:Sheet1.A3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ity&gt;1</text:p>
                <draw:g>
                  <svg:desc>Sheet1.B20:Sheet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1:Sheet1.A30</svg:desc>
                </draw:g>
              </table:table-cell>
              <table:table-cell office:value-type="float" office:value="0.7588">
                <text:p>0.7588</text:p>
                <draw:g>
                  <svg:desc>Sheet1.B21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7278">
                <text:p>3.7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1.9938">
                <text:p>11.9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8.834">
                <text:p>28.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6.5034">
                <text:p>56.5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7.8244">
                <text:p>97.8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50.7582">
                <text:p>150.7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23.1324">
                <text:p>223.1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18.8024">
                <text:p>318.8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49.1914">
                <text:p>449.1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